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, 'Times New Roman PS'" style:font-family-generic="roman"/>
    <style:font-face style:name="Times New Roman4" svg:font-family="'Times New Roman'" style:font-adornments="Lodia" style:font-family-generic="roman" style:font-pitch="variable"/>
    <style:font-face style:name="Times New Roman5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3" fo:font-size="11.5pt" fo:language="none" fo:country="none" fo:font-style="italic" style:font-name-asian="Times New Roman3" style:font-size-asian="11.5pt" style:language-asian="none" style:country-asian="none" style:font-style-asian="italic" style:font-name-complex="Times New Roman3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4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1" fo:font-size="12pt" fo:language="none" fo:country="none" fo:font-style="italic" style:font-name-asian="Times New Roman5" style:font-size-asian="12pt" style:language-asian="none" style:country-asian="none" style:font-style-asian="italic" style:font-name-complex="Times New Roman5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5" style:font-size-asian="12pt" style:language-asian="none" style:country-asian="none" style:font-style-asian="italic" style:font-weight-asian="normal" style:font-name-complex="Times New Roman5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1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1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1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1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4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1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2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1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1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8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/>
    </style:style>
    <style:style style:name="T28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"/>
    </style:style>
    <style:style style:name="T31" style:family="text">
      <style:text-properties style:font-name="Times New Roman"/>
    </style:style>
    <style:style style:name="T32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34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37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" fo:font-weight="bold" style:font-weight-asian="bold" style:font-weight-complex="bold"/>
    </style:style>
    <style:style style:name="T48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49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53" style:family="text">
      <style:text-properties style:font-name-asian="Times New Roman" style:font-name-complex="Times New Roman"/>
    </style:style>
    <style:style style:name="T54" style:family="text">
      <style:text-properties style:font-name-asian="Times New Roman" style:font-name-complex="Times New Roman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" style:font-name-complex="Times New Roman"/>
    </style:style>
    <style:style style:name="T58" style:family="text">
      <style:text-properties fo:font-weight="bold" style:font-name-asian="Times New Roman" style:font-name-complex="Times New Roman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5" style:font-name-complex="Times New Roman5"/>
    </style:style>
    <style:style style:name="T71" style:family="text">
      <style:text-properties fo:color="#000000" style:font-name-asian="Times New Roman5" style:font-name-complex="Times New Roman5" fo:font-weight="bold" style:font-weight-asian="bold" style:font-weight-complex="bold"/>
    </style:style>
    <style:style style:name="T72" style:family="text">
      <style:text-properties fo:color="#000000" style:font-name="Times New Roman1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5" style:font-name-complex="Times New Roman5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5" style:font-name-complex="Times New Roman5"/>
    </style:style>
    <style:style style:name="T76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5" style:font-name-complex="Times New Roman5"/>
    </style:style>
    <style:style style:name="T78" style:family="text">
      <style:text-properties fo:color="#000000" fo:font-weight="bold" style:font-name-asian="Times New Roman5" style:font-name-complex="Times New Roman5" style:font-weight-asian="bold" style:font-weight-complex="bold"/>
    </style:style>
    <style:style style:name="T79" style:family="text">
      <style:text-properties fo:color="#000000" style:font-name="Times New Roman1" fo:font-size="12pt" fo:font-weight="bold" fo:font-style="italic" style:font-name-asian="Times New Roman5" style:font-name-complex="Times New Roman5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1" fo:font-size="12pt" fo:font-style="italic" style:font-name-asian="Times New Roman5" style:font-name-complex="Times New Roman5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5" style:font-name-complex="Times New Roman5"/>
    </style:style>
    <style:style style:name="T82" style:family="text">
      <style:text-properties fo:color="#000000" style:text-underline-style="none" style:text-underline-color="font-color" style:text-line-through-type="none" style:font-name-asian="Times New Roman5" style:font-name-complex="Times New Roman5" fo:font-weight="bold" style:font-weight-asian="bold" style:font-weight-complex="bold"/>
    </style:style>
    <style:style style:name="T83" style:family="text">
      <style:text-properties fo:color="#000000" fo:font-weight="normal" style:font-name-asian="Times New Roman5" style:font-name-complex="Times New Roman5" style:font-weight-asian="normal" style:font-weight-complex="normal"/>
    </style:style>
    <style:style style:name="T84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font-name-asian="Times New Roman5" style:font-name-complex="Times New Roman5"/>
    </style:style>
    <style:style style:name="T86" style:family="text">
      <style:text-properties fo:color="#000000" style:font-name="Times New Roman1" fo:font-size="12pt" fo:font-weight="normal" fo:font-style="italic" style:font-name-asian="Times New Roman5" style:font-name-complex="Times New Roman5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1" fo:font-size="12pt" fo:font-style="italic" style:font-name-asian="Times New Roman5" style:font-name-complex="Times New Roman5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1" fo:font-size="12pt" fo:font-style="italic" style:font-name-asian="Times New Roman5" style:font-name-complex="Times New Roman5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9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94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95" style:family="text">
      <style:text-properties fo:color="#000000"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6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7" style:family="text">
      <style:text-properties fo:color="#000000"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8" style:family="text">
      <style:text-properties style:font-name="Times New Roman1"/>
    </style:style>
    <style:style style:name="T99" style:family="text">
      <style:text-properties style:font-name="Times New Roman1" fo:font-weight="bold" style:font-weight-asian="bold" style:font-weight-complex="bold"/>
    </style:style>
    <style:style style:name="T100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1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2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ize="12pt" style:font-size-asian="12pt" style:font-size-complex="12pt" fo:font-weight="bold" style:font-weight-asian="bold" style:font-weight-complex="bold"/>
    </style:style>
    <style:style style:name="T105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6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7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8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0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1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2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3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14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style:font-name="Times New Roman1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7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18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19" style:family="text">
      <style:text-properties style:font-name-asian="HiddenHorzOCR" style:font-name-complex="HiddenHorzOCR"/>
    </style:style>
    <style:style style:name="T120" style:family="text">
      <style:text-properties fo:font-weight="bold" style:font-weight-asian="bold" style:font-weight-complex="bold" style:font-name-asian="HiddenHorzOCR" style:font-name-complex="HiddenHorzOCR"/>
    </style:style>
    <style:style style:name="T121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22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23" style:family="text">
      <style:text-properties style:font-name="Times New Roman1" fo:font-size="12pt" style:font-name-asian="Times New Roman" style:font-name-complex="Times New Roman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24" style:family="text">
      <style:text-properties style:font-name="Times New Roman1" fo:font-size="12pt" style:font-name-asian="Times New Roman" style:font-name-complex="Times New Roman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25" style:family="text">
      <style:text-properties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26" style:family="text">
      <style:text-properties style:font-name-asian="ArialUnicodeMS" style:font-name-complex="ArialUnicodeMS"/>
    </style:style>
    <style:style style:name="T127" style:family="text">
      <style:text-properties style:font-name-asian="ArialUnicodeMS" style:font-name-complex="ArialUnicodeMS" fo:font-weight="bold" style:font-weight-asian="bold" style:font-weight-complex="bold"/>
    </style:style>
    <style:style style:name="T128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29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0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1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2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3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34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5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36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37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38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1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2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43" style:family="text">
      <style:text-properties fo:font-size="12pt" fo:font-style="italic" style:font-size-asian="12pt" style:font-size-complex="12pt" style:font-style-asian="italic" style:font-style-complex="italic"/>
    </style:style>
    <style:style style:name="T144" style:family="text">
      <style:text-properties fo:font-weight="bold" style:font-weight-asian="bold" style:font-weight-complex="bold" style:font-name-asian="ArialUnicodeMS" style:font-name-complex="ArialUnicodeMS"/>
    </style:style>
    <style:style style:name="T145" style:family="text">
      <style:text-properties fo:font-weight="bold" style:font-name-asian="ArialUnicodeMS" style:font-name-complex="ArialUnicodeMS" style:font-weight-asian="bold" style:font-weight-complex="bold"/>
    </style:style>
    <style:style style:name="T146" style:family="text">
      <style:text-properties style:font-name-asian="ArialUnicodeMS" style:font-name-complex="ArialUnicodeMS" fo:font-weight="normal" style:font-weight-asian="normal" style:font-weight-complex="normal"/>
    </style:style>
    <style:style style:name="T147" style:family="text">
      <style:text-properties style:font-name="Times New Roman1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48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49" style:family="text">
      <style:text-properties style:font-name="Times New Roman1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0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1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2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53" style:family="text">
      <style:text-properties style:font-name="Times New Roman"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54" style:family="text">
      <style:text-properties style:font-name="Times New Roman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55" style:family="text">
      <style:text-properties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5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57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8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9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" style:font-name-complex="Times New Roman"/>
    </style:style>
    <style:style style:name="T160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 fo:font-weight="bold" style:font-weight-asian="bold" style:font-weight-complex="bold"/>
    </style:style>
    <style:style style:name="T161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name-asian="Times New Roman" style:font-name-complex="Times New Roman" style:font-weight-asian="normal" style:font-weight-complex="normal"/>
    </style:style>
    <style:style style:name="T162" style:family="text">
      <style:text-properties style:font-name-asian="ArialNarrow" style:font-name-complex="ArialNarrow"/>
    </style:style>
    <style:style style:name="T163" style:family="text">
      <style:text-properties style:font-name-asian="ArialNarrow" style:font-name-complex="ArialNarrow" fo:font-weight="bold" style:font-weight-asian="bold" style:font-weight-complex="bold"/>
    </style:style>
    <style:style style:name="T164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65" style:family="text">
      <style:text-properties fo:font-weight="bold" style:font-name-asian="ArialNarrow" style:font-name-complex="ArialNarrow" style:font-weight-asian="bold" style:font-weight-complex="bold"/>
    </style:style>
    <style:style style:name="T166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7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6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69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0" style:family="text">
      <style:text-properties style:font-name="Times New Roman1" style:font-name-asian="Times New Roman1" style:font-name-complex="Times New Roman1"/>
    </style:style>
    <style:style style:name="T171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5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6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8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9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1" style:family="text">
      <style:text-properties style:font-name="Times New Roman" style:font-name-asian="Times New Roman" style:font-name-complex="Times New Roman"/>
    </style:style>
    <style:style style:name="T182" style:family="text">
      <style:text-properties style:font-name="Times New Roman1" fo:font-size="12pt" style:font-size-asian="12pt" style:font-size-complex="12pt" style:font-name-complex="Times New Roman1"/>
    </style:style>
    <style:style style:name="T183" style:family="text">
      <style:text-properties style:font-name="Times New Roman1" fo:font-size="12pt" style:font-size-asian="12pt" style:font-size-complex="12pt" style:font-name-complex="Times New Roman"/>
    </style:style>
    <style:style style:name="T184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185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186" style:family="text">
      <style:text-properties style:font-name="Times New Roman1" fo:font-size="12pt" style:font-name-complex="Times New Roman1" style:font-size-asian="12pt" style:font-size-complex="12pt"/>
    </style:style>
    <style:style style:name="T187" style:family="text">
      <style:text-properties style:font-name="Times New Roman1" fo:font-style="italic" style:font-style-complex="italic"/>
    </style:style>
    <style:style style:name="T188" style:family="text">
      <style:text-properties style:font-name="Times New Roman1" fo:font-size="12pt" style:font-name-complex="Times New Roman1" style:font-size-asian="12pt" style:font-size-complex="12pt" fo:font-style="italic" style:font-style-complex="italic"/>
    </style:style>
    <style:style style:name="T189" style:family="text">
      <style:text-properties style:font-name="Times New Roman1" fo:font-size="12pt" style:font-size-asian="12pt" style:font-size-complex="12pt" fo:font-style="normal" style:font-style-complex="normal"/>
    </style:style>
    <style:style style:name="T190" style:family="text">
      <style:text-properties style:font-name="Times New Roman1" fo:font-size="12pt" style:font-size-asian="12pt" style:font-size-complex="12pt" fo:font-style="italic" style:font-style-complex="italic"/>
    </style:style>
    <style:style style:name="T191" style:family="text">
      <style:text-properties fo:font-size="12pt" style:font-size-asian="12pt" style:font-size-complex="12pt" fo:font-style="italic" style:font-style-complex="italic"/>
    </style:style>
    <style:style style:name="T19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3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9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19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196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" fo:language="es" fo:country="ES" style:language-asian="zh" style:country-asian="CN" style:language-complex="hi" style:country-complex="IN" style:font-name-asian="Times New Roman" style:font-name-complex="Times New Roman"/>
    </style:style>
    <style:style style:name="T197" style:family="text">
      <style:text-properties fo:font-size="12pt" style:font-size-asian="12pt" style:font-size-complex="12pt" fo:font-style="normal" style:font-style-complex="normal" style:font-name="Times New Roman1"/>
    </style:style>
    <style:style style:name="T198" style:family="text">
      <style:text-properties style:font-name="Times New Roman1" style:font-name-complex="Times New Roman1"/>
    </style:style>
    <style:style style:name="T199" style:family="text">
      <style:text-properties style:font-name="Times New Roman1" style:font-name-complex="Times New Roman1" fo:font-style="italic" style:font-style-complex="italic"/>
    </style:style>
    <style:style style:name="T200" style:family="text">
      <style:text-properties style:font-name="Times New Roman1" style:font-name-complex="Times New Roman1" fo:font-weight="normal" fo:font-style="italic" fo:language="en" fo:country="US" style:font-weight-complex="normal" style:font-style-complex="italic"/>
    </style:style>
    <style:style style:name="T201" style:family="text">
      <style:text-properties style:font-name="Times New Roman1" style:font-name-complex="Times New Roman1" fo:font-weight="normal" fo:language="en" fo:country="US" style:font-weight-complex="normal" fo:font-style="normal" style:font-style-complex="normal"/>
    </style:style>
    <style:style style:name="T202" style:family="text">
      <style:text-properties style:font-name="Times New Roman1" style:font-name-complex="Times New Roman1" fo:font-weight="normal" fo:language="en" fo:country="US" style:font-weight-complex="normal" fo:font-style="italic" style:font-style-complex="italic"/>
    </style:style>
    <style:style style:name="T203" style:family="text">
      <style:text-properties style:font-name="Times New Roman1" style:font-name-complex="Times New Roman1" fo:font-weight="normal" fo:language="en" fo:country="US" style:font-weight-complex="normal" fo:font-style="normal" style:font-style-complex="normal" style:font-name-asian="Times New Roman"/>
    </style:style>
    <style:style style:name="T204" style:family="text">
      <style:text-properties style:font-name="Times New Roman1" fo:font-size="12pt" style:font-name-complex="Times New Roman1" style:font-size-asian="12pt" style:font-size-complex="12pt" fo:font-style="normal" style:font-style-complex="normal"/>
    </style:style>
    <style:style style:name="T205" style:family="text">
      <style:text-properties style:font-name="Times New Roman1" style:font-name-complex="Times New Roman1" fo:font-size="12pt" style:font-size-asian="12pt" style:font-size-complex="12pt"/>
    </style:style>
    <style:style style:name="T206" style:family="text">
      <style:text-properties style:font-name="Times New Roman1" style:font-name-complex="Times New Roman1" fo:font-size="12pt" style:font-size-asian="12pt" style:font-size-complex="12pt" fo:font-style="italic" style:font-style-complex="italic"/>
    </style:style>
    <style:style style:name="T207" style:family="text">
      <style:text-properties style:font-name="Times New Roman1" style:font-name-complex="Times New Roman1" fo:font-size="12pt" style:font-size-asian="12pt" style:font-size-complex="12pt" fo:font-style="normal" style:font-style-complex="normal"/>
    </style:style>
    <style:style style:name="T208" style:family="text">
      <style:text-properties style:font-name-complex="Times New Roman1"/>
    </style:style>
    <style:style style:name="T209" style:family="text">
      <style:text-properties style:font-name-complex="Times New Roman"/>
    </style:style>
    <style:style style:name="T210" style:family="text">
      <style:text-properties style:font-name-complex="Times New Roman1" fo:font-style="italic" style:font-style-complex="italic"/>
    </style:style>
    <style:style style:name="T211" style:family="text">
      <style:text-properties style:font-name-complex="Times New Roman1" fo:font-style="normal" style:font-style-complex="normal"/>
    </style:style>
    <style:style style:name="T212" style:family="text">
      <style:text-properties fo:font-size="12pt" style:font-name-complex="Times New Roman1" style:font-size-asian="12pt" style:font-size-complex="12pt"/>
    </style:style>
    <style:style style:name="T213" style:family="text">
      <style:text-properties fo:font-size="12pt" style:font-size-asian="12pt" style:font-size-complex="12pt" style:font-name-complex="Times New Roman"/>
    </style:style>
    <style:style style:name="T214" style:family="text">
      <style:text-properties fo:font-size="12pt" style:font-size-asian="12pt" style:font-size-complex="12pt" style:font-name-complex="Times New Roman" fo:font-style="italic" style:font-style-complex="italic"/>
    </style:style>
    <style:style style:name="T215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/>
    </style:style>
    <style:style style:name="T216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 fo:font-style="italic" style:font-style-complex="italic"/>
    </style:style>
    <style:style style:name="T217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/>
    </style:style>
    <style:style style:name="T218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9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2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21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71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8">Arriolabengoa, Julen. 2006. </text:span><text:span text:style-name="T187">Ibarguen-Cachopín kronika: Edizioa eta azterketa</text:span><text:span text:style-name="T98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86">Urkixo, Julio. 1919. </text:span><text:span text:style-name="T188">El refranero vasco</text:span><text:span text:style-name="T186">, vol. I: </text:span><text:span text:style-name="T188">Los refranes de Garibay</text:span><text:span text:style-name="T186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9">Betolazaren “Doctrina christiana”. </text:span><text:span text:style-name="T190">Euskera</text:span><text:span text:style-name="T18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9">Betolazaren “Doctrina christiana”. </text:span><text:span text:style-name="T190">Euskera</text:span><text:span text:style-name="T18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9">Betolazaren “Doctrina christiana”. </text:span><text:span text:style-name="T190">Euskera</text:span><text:span text:style-name="T18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7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7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itartean, </text:span><text:span text:style-name="T90">obligatu naicen </text:span><text:span text:style-name="T91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6">Krajewska, Dorota, Eneko Zuloaga, Ekaitz Santazilia, Borja Ariztimuño, Oxel Uribe-Etxebarria &amp; Urtzi Reguero. 2017. </text:span><text:span text:style-name="T188">Esteve Materraren Do(c)trina Christiana (1617 &amp; 1623): edizioa eta azterketa</text:span><text:span text:style-name="T18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2">Finean, </text:span><text:span text:style-name="T93">gueuretçat </text:span><text:span text:style-name="T94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6">Krajewska, Dorota, Eneko Zuloaga, Ekaitz Santazilia, Borja Ariztimuño, Oxel Uribe-Etxebarria &amp; Urtzi Reguero. 2017. </text:span><text:span text:style-name="T188">Esteve Materraren Do(c)trina Christiana (1617 &amp; 1623): edizioa eta azterketa</text:span><text:span text:style-name="T18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5">Orduan sartcen gara eliçan, eta </text:span><text:span text:style-name="T96">eguiten gara </text:span><text:span text:style-name="T97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6">Krajewska, Dorota, Eneko Zuloaga, Ekaitz Santazilia, Borja Ariztimuño, Oxel Uribe-Etxebarria &amp; Urtzi Reguero. 2017. </text:span><text:span text:style-name="T188">Esteve Materraren Do(c)trina Christiana (1617 &amp; 1623): edizioa eta azterketa</text:span><text:span text:style-name="T18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17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8">ê naiçenarenganyq eçen </text:span><text:span text:style-name="T99">beguyratoco nais</text:span><text:span text:style-name="T98"> fidatcen ez naiçenarenganyq</text:span></text:p>
          </table:table-cell>
          <table:table-cell table:style-name="ce13" office:value-type="string" calcext:value-type="string">
            <text:p><text:span text:style-name="T17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7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Hau nola den obequiago adiceco bearda jaquin nola Mezan daucagun presentean Iaungoycoaren Semea guizon eguincena, ceyn </text:span><text:span text:style-name="T101">concebitu yçandubaytçen</text:span><text:span text:style-name="T102"> Andre dona Mariaren sabelean Espiritu sanduaren obras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Errandenetic atracenda lembicicoric ere Meza dela gauçabat ceñetan honrra gueyago ematen bayçayo Iaun goycoari, eta gueyago agradacen çayona eces berce gauça guciac ceren artan </text:span><text:span text:style-name="T101">ofrecicenbayçayo</text:span><text:span text:style-name="T102"> erranden beçala Iesu Christo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103">Oray mezan errecebicen, eta </text:span><text:span text:style-name="T104">ofrecicẽdena</text:span><text:span text:style-name="T103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7">ongi ethorria</text:span><text:span text:style-name="T105"> eta 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6">ongi ethorria</text:span><text:span text:style-name="T105"> eta </text:span><text:span text:style-name="T107">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zeren ezpaitira hamar bat hi tz edo baizen, hunela diferentki eta bi aldetara </text:span><text:span text:style-name="T107">eskiribatzen direnak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ldin </text:span><text:span text:style-name="T107">egin baliz</text:span><text:span text:style-name="T105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argatu zituen hanbat manamenduz, sakrifizioz eta zirimonia suertez, hekin batean </text:span><text:span text:style-name="T107">khen zedin</text:span><text:span text:style-name="T105"> hanbat kalteren eta damuren haste eta pitzgarri den alfertasu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lutarkok egiten du liburu bat, etsaietarik </text:span><text:span text:style-name="T107">atheratzen den</text:span><text:span text:style-name="T105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7">erran ahal diteke</text:span><text:span text:style-name="T105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6">erran ahal diteke</text:span><text:span text:style-name="T105">, etzuela egundaino gure Jaungoikoak nahi izatu, </text:span><text:span text:style-name="T107">akhaba zekizten</text:span><text:span text:style-name="T105"> Israeleko seme hei bere etsai guztiak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8">Egin da</text:span><text:span text:style-name="T109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nola ezpainin tzen neure buruaz fida, </text:span><text:span text:style-name="T107">desenkusatu nintzen</text:span><text:span text:style-name="T105"> ahal bezanbat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alferrik, zeren hain zinez eta batetan </text:span><text:span text:style-name="T107">lothu zeizkidan</text:span><text:span text:style-name="T105">, non ezetz erraiteko bide guztiak hertsi baitzerauzkidate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dakit, halaber, ezin </text:span><text:span text:style-name="T107">heda naitekeiela</text:span><text:span text:style-name="T105"> euskarako minza tze molde guztietar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7">bekhaiztuko</text:span><text:span text:style-name="T105">, eta ez mutturturik gaitzez jarriko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6">bekhaiztuko</text:span><text:span text:style-name="T105">, eta ez mutturturik gaitzez </text:span><text:span text:style-name="T107">jarriko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nola batbedera bakearekin lohakar tzen, ezansia tzen eta gorpu tzaren plazeretara </text:span><text:span text:style-name="T107">emaiten bait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0">Erran zuen, guztiak desegin, plaundu eta lurrarekin berdindu behar zuela, zeren bere gerla guztiak eta egitekoak hiri hartarik sortzen zeiztela, eta hura deseginez gero, bakean eta soseguan </text:span><text:span text:style-name="T111">jarriko z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Zeren berehala jendea alferkeriari, jan-edanari, erran- merranei, eta aisiak dakhazkeien gaixtakeria suerte guztiei </text:span><text:span text:style-name="T112">emanen zeiela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13">Bigarrenean kidatzen </text:span><text:span text:style-name="T114">da</text:span><text:span text:style-name="T113">, eta </text:span><text:span text:style-name="T114">aitzinatzen</text:span><text:span text:style-name="T113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kolpea hu ts egin bada ere, </text:span><text:span text:style-name="T107">eztela</text:span><text:span text:style-name="T105"> zure faltaz edo zu hartako ez gai izanez </text:span><text:span text:style-name="T107">huts egin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7">eskiribatuko baita</text:span><text:span text:style-name="T105"> euskaraz, hura guztia, euskaldunen buruzagi bezala, zuri dagotzula, zuri </text:span><text:span text:style-name="T106">zor zaitzu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6">eskiribatuko baita</text:span><text:span text:style-name="T105"> euskaraz, hura guztia, euskaldunen buruzagi bezala, zuri dagotzula, zuri </text:span><text:span text:style-name="T107">zor zaitzu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diren bedi</text:span><text:span text:style-name="T105"> liburutto hunetan, Echaus eta Echausen omena eta ize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onpainia berean galdegin zen berehala, ea nori </text:span><text:span text:style-name="T107">emanen zeikan</text:span><text:span text:style-name="T105"> liburuaren egiteko karg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nseiukarrean bezala </text:span><text:span text:style-name="T107">egiten diren</text:span><text:span text:style-name="T105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lare, harroin edo thonba laur kantoinetako gora ail txatu batzuk, </text:span><text:span text:style-name="T107">egin ahal zitezkeien</text:span><text:span text:style-name="T105"> gorenak, ondoan zabal eta puntan mehar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etsaien artean garenean, </text:span><text:span text:style-name="T107">behar dira</text:span><text:span text:style-name="T105"> buru-beharriak </text:span><text:span text:style-name="T107">ernatu</text:span><text:span text:style-name="T105">, zer egiten eta erraiten den behatu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07">hersten zaizt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7">hiltzen denean</text:span><text:span text:style-name="T105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sistrato Atenasko tirano gaixto hark ikhusi zuenean plaza guztia jende alferrez bethea, eta hetarik anhi tz malizia eta pensu gaixto </text:span><text:span text:style-name="T107">sor zitekeiela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Erran zuen, guztiak desegin, plaundu eta lurrarekin berdindu behar zuela, zeren bere gerla guztiak eta egitekoak hiri hartarik </text:span><text:span text:style-name="T112">sortzen zeiztela</text:span><text:span text:style-name="T116">, eta hura deseginez gero, bakean eta soseguan jarriko z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, ordea, joan zara; lekhuz </text:span><text:span text:style-name="T107">aldatu zara</text:span><text:span text:style-name="T105">; hemengo aldia egin duzu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anhitz moldez eta diferentki </text:span><text:span text:style-name="T107">minzatzen baitira</text:span><text:span text:style-name="T105"> Euskal Herria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Hari eskerrak errenda ia tzo tzu, eta nitzaz ere othoitz egiteaz, arren othoi, </text:span><text:span text:style-name="T107">orhoit zaitezi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5">Kapanaga, Martin O. 1656. </text:span><text:span text:style-name="T206">Exposición breue de la doctrina christiana</text:span><text:span text:style-name="T207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08">Oihenart, Arnaud. 2003 </text:span><text:span text:style-name="T209">[1657]</text:span><text:span text:style-name="T208">. </text:span><text:span text:style-name="T210">Euskal atsotitzak eta neurtitzak</text:span><text:span text:style-name="T211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17">Emaztearen gaitzez </text:span><text:span text:style-name="T118">xikira zedina </text:span><text:span text:style-name="T117">adarreki </text:span><text:span text:style-name="T118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8">Oihenart, Arnaud. 2003 </text:span><text:span text:style-name="T209">[1657]</text:span><text:span text:style-name="T208">. </text:span><text:span text:style-name="T210">Euskal atsotitzak eta neurtitzak</text:span><text:span text:style-name="T211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8">Oihenart, Arnaud. 2003 </text:span><text:span text:style-name="T209">[1657]</text:span><text:span text:style-name="T208">. </text:span><text:span text:style-name="T210">Euskal atsotitzak eta neurtitzak</text:span><text:span text:style-name="T211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8">Oihenart, Arnaud. 2003 </text:span><text:span text:style-name="T209">[1657]</text:span><text:span text:style-name="T208">. </text:span><text:span text:style-name="T210">Euskal atsotitzak eta neurtitzak</text:span><text:span text:style-name="T211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19"> </text:span><text:span text:style-name="T53">dian Catechima, eta </text:span><text:span text:style-name="T54">ezpaitcireye</text:span><text:span text:style-name="T53"> hartçaz</text:span><text:span text:style-name="T119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19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0">çaicielaric</text:span><text:span text:style-name="T119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1">Amor, ni </text:span><text:span text:style-name="T122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Escuara, eta escualdunac </text:span><text:span text:style-name="T118">mespreciatuac</text:span><text:span text:style-name="T117">, eta </text:span><text:span text:style-name="T118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Verthutea deitcen da verthute, ceren bere indarrez</text:span><text:span text:style-name="T7"> […] </text:span><text:span text:style-name="T123">ezbaita bentçutua </text:span><text:span text:style-name="T124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5">Consolatcen naiz</text:span><text:span text:style-name="T121">, ceren iduritcen baitçait asqui eguin dudala bederen ondocoei perfecinorateco</text:span><text:span text:style-name="T122"> </text:span><text:span text:style-name="T121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5">Sarthu cen </text:span><text:span text:style-name="T121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Guerla hunetan </text:span><text:span text:style-name="T118">hil ciren </text:span><text:span text:style-name="T117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26">Cerren, guizon guciac </text:span><text:span text:style-name="T127">concebitcen</text:span><text:span text:style-name="T126">, eta </text:span>jayotcen <text:span text:style-name="T1">badira</text:span> <text:span text:style-name="T126">ere aitagandic, </text:span>eta <text:span text:style-name="T126">amagand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28">Acusatcen naiz </text:span><text:span text:style-name="T91">seigarren mandamentuan, pecatu eguin deda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9">Ciñatcen</text:span><text:span text:style-name="T89">, eta </text:span><text:span text:style-name="T90">santiguatcen gueradenean </text:span><text:span text:style-name="T91">confessatcen ditugu gueure fedè santuco mysterioaetan principalena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0">Jesu-Christo bera, ceña </text:span><text:span text:style-name="T90">ofrecitcen zayon</text:span><text:span text:style-name="T131"> </text:span><text:span text:style-name="T132">altare santuan bere aita eternoari gueure remedioraco, crutce santuan </text:span><text:span text:style-name="T133">ofrecitu citzaion </text:span><text:span text:style-name="T132">bece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4">Jesu-Christo bera, ceña </text:span><text:span text:style-name="T135">ofrecitcen zayon </text:span><text:span text:style-name="T136">altare santuan bere aita eternoari gueure remedioraco, crutce santuan </text:span><text:span text:style-name="T137">ofrecitu citzaion</text:span><text:span text:style-name="T138"> </text:span><text:span text:style-name="T139">bece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Culpaz eduqui baceban ignorantcia, </text:span><text:span text:style-name="T90">eztcebala disculpatu </text:span><text:span text:style-name="T91">ignorantcia orrec culpa içatet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ere pecatuaz </text:span><text:span text:style-name="T90">alabatu </text:span><text:span text:style-name="T91">ote </text:span><text:span text:style-name="T90">dan </text:span><text:span text:style-name="T91">iñoren aurre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0">Bere vorondatez </text:span><text:span text:style-name="T140">loitu</text:span><text:span text:style-name="T141"> ote </text:span><text:span text:style-name="T140">dan</text:span><text:span text:style-name="T141">, edo procuratu ote deban </text:span><text:span text:style-name="T133">bere burua </text:span><text:span text:style-name="T132">loitc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Eta fiatu ote dan jaungoicoaren misericordian, sinisturic </text:span><text:span text:style-name="T90">salvatuco dala </text:span><text:span text:style-name="T91">aren medioz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2">Explicatcen naiz </text:span><text:span text:style-name="T143">clarecia gueiagoraco exemplo onequi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26">eta iracatsi bear zatena aurr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26">eta </text:span><text:span text:style-name="T127">iracatsi bear zatena</text:span><text:span text:style-name="T126"> aurr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z ofetean.emen entzutera </text:span><text:span text:style-name="T127">ematen </text:span><text:span text:style-name="T1">dan</text:span> <text:span text:style-name="T126">gauza </text:span>da, ezen, asco <text:span text:style-name="T126">importaduco baleb erê memoriaz icastea Cartilla onetan euscaraz escrivituric </text:span>digean <text:span text:style-name="T126">guzti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eatz andi oniri, inclinaturic </text:span>juntatcen, <text:span text:style-name="T126">edo </text:span><text:span text:style-name="T127">arritmatcen zavon</text:span><text:span text:style-name="T126"> urreneco beatz onetan aditcera ematenda Christoren naturaleza </text:span>humana <text:span text:style-name="T126">edo guizontasu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eatz andi oniri, inclinaturic </text:span>juntatcen, <text:span text:style-name="T126">edo arritmatcen zavon urreneco beatz onetan aditcera </text:span><text:span text:style-name="T127">ematenda</text:span><text:span text:style-name="T126"> Christoren naturaleza </text:span>humana <text:span text:style-name="T126">edo guizontasu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26">dituzu jaquin, eta ezagutu Credoan </text:span><text:span text:style-name="T127">arquitcen diraden</text:span><text:span text:style-name="T126"> Misteryo, eta Articulu, edo sentencia brebe aec </text:span>guciac'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la </text:span>guelditu <text:span text:style-name="T126">ciraden,beguiaquin </text:span><text:span text:style-name="T127">ecusi </text:span><text:span text:style-name="T1">litezquean</text:span>, <text:span text:style-name="T126">eta ecusi ecin litezquean gauza </text:span>guciac <text:span text:style-name="T126">criaturic, edo sortur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la </text:span>guelditu <text:span text:style-name="T126">ciraden,beguiaquin ecusi </text:span>litezquean, <text:span text:style-name="T126">eta </text:span><text:span text:style-name="T127">ecusi</text:span><text:span text:style-name="T126"> ecin </text:span><text:span text:style-name="T127">litezquean</text:span><text:span text:style-name="T126"> gauza </text:span>guciac <text:span text:style-name="T126">criaturic, edo sortur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rticulu onetan, bada, </text:span><text:span text:style-name="T127">d</text:span><text:span text:style-name="T1">eclaratcen da</text:span>, <text:span text:style-name="T126">Jaun</text:span>goicoaren Semea <text:span text:style-name="T126">cer modu marabillosoan guizon </text:span>eguin <text:span text:style-name="T126">z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Cerren, nola gucietan </text:span><text:span text:style-name="T1">arquitcen </text:span><text:span text:style-name="T144">dan</text:span><text:span text:style-name="T126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añan orregatican </text:span>erè, poderioaren <text:span text:style-name="T126">obra guciac </text:span><text:span text:style-name="T127">atribuitcen zaizca</text:span><text:span text:style-name="T126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Modu onetan, </text:span>bada, <text:span text:style-name="T145">explicatcen da</text:span><text:span text:style-name="T126"> Misteryo au clarecia, eta, </text:span>noticia <text:span text:style-name="T126">gueiagoraco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sco dán adimbat izango dâ lènago </text:span><text:span text:style-name="T127">galdetu diraden</text:span><text:span text:style-name="T126"> iru gauza aec, eta orain galdetuaz, berriro essango dan gauza jaquit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sco dán adimbat izango dâ lènago </text:span><text:span text:style-name="T146">galdetu diraden</text:span><text:span text:style-name="T126"> iru gauza aec, eta orain galdetuaz, berriro </text:span><text:span text:style-name="T127">essango dan</text:span><text:span text:style-name="T126"> gauza jaquit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7">Trinidade santuco Persona oetatic cein </text:span><text:span text:style-name="T76">eguin </text:span><text:span text:style-name="T148">zan</text:span><text:span text:style-name="T149"> </text:span><text:span text:style-name="T34">guizon?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0">Articulu onetan, bada, declaratcen da, Jaungoicoaren Semea cer modu marabillosoan guizon </text:span><text:span text:style-name="T151">eguin z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75">(18) [present participle + </text:span><text:span text:style-name="T176">izan</text:span><text:span text:style-name="T177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12">Otxoa de Arin, Joseph. 1902 </text:span><text:span text:style-name="T213">[1713]. </text:span><text:span text:style-name="T214">Doctrina christianaren explicacioa</text:span><text:span text:style-name="T213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3">Ni </text:span><text:span text:style-name="T152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3">Beira zaite </text:span><text:span text:style-name="T154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5">Elizalde, Francisco. 1735. </text:span><text:span text:style-name="T216">Apezendaco dotrina christiana uscáras</text:span><text:span text:style-name="T217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5">Elizalde, Francisco. 1735. </text:span><text:span text:style-name="T216">Apezendaco dotrina christiana uscáras</text:span><text:span text:style-name="T217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5">Elizalde, Francisco. 1735. </text:span><text:span text:style-name="T216">Apezendaco dotrina christiana uscáras</text:span><text:span text:style-name="T217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3">Erreguetan deusugu Andrea, borondate andi euqui ebanagaiti, </text:span><text:span text:style-name="T152">ofrezietan zala </text:span><text:span text:style-name="T143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18">Urkizu, Diego de. 1737. </text:span><text:span text:style-name="T219">Virgina Santissimien Errosario Santuena</text:span><text:span text:style-name="T220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55">Señale au ceñatuten dala da </text:span><text:span text:style-name="T137">santiguetan dala </text:span><text:span text:style-name="T156">ondo</text:span></text:p>
          </table:table-cell>
          <table:table-cell table:style-name="ce13" office:value-type="string" calcext:value-type="string">
            <text:p><text:span text:style-name="T171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2">Othoiztua naiz</text:span><text:span text:style-name="T143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7">Eçteçaçula gogorki trata, tentacioniaç </text:span><text:span text:style-name="T152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8">Eci eçta bere buria goratcen diana pheretchatu, bena bai </text:span><text:span text:style-name="T159">Jincouaç gora </text:span><text:span text:style-name="T160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1">nitçaç</text:span><text:span text:style-name="T160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0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9" table:number-columns-repeated="16372"/>
        </table:table-row>
        <table:table-row table:style-name="ro1">
          <table:table-cell table:style-name="ce73" office:value-type="string" calcext:value-type="string">
            <text:p><text:span text:style-name="T162">Munduaren partetic aguirienetan jaquin dan gueiena griegoz ta latinez </text:span><text:span text:style-name="T163">escribitu </text:span><text:span text:style-name="T1">iza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2">escribitu ta gazteai </text:span><text:span text:style-name="T164">abc</text:span><text:span text:style-name="T162">-tic asi ta eracusten</text:span><text:span text:style-name="T163"> jarri z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Gazte bat aurtasunetic nola ondo </text:span><text:span text:style-name="T163">aci bear dan</text:span><text:span text:style-name="T162">, </text:span><text:span text:style-name="T164">abc</text:span><text:span text:style-name="T162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Eusquera Jaincoac nai ta menditarte oietan, beti nasgabe, beti garbi, beti seguru beregan </text:span><text:span text:style-name="T163">gorde izandu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2">Adan gure Aitari45 eusqueraz “Adan, non cera?” esan cio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Munduaren partetic aguirienetan </text:span><text:span text:style-name="T163">jaquin dan</text:span><text:span text:style-name="T162"> gueiena griegoz ta latinez escribitu </text:span>izan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2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2">bertaco ta are gueiago Franciaco libruen socorruaz, nolerebait errazago beren izquera </text:span><text:span text:style-name="T163">gorde iza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Maravilla au ondo icusi, enzun ta aditu gabe ecin, ala fede, </text:span><text:span text:style-name="T163">sinistu </text:span><text:span text:style-name="T1">litequ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2">gramatican euscara beñere </text:span><text:span text:style-name="T163">utci bear ezt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65">gordetcen badira</text:span><text:span text:style-name="T162"> edoceñ eusquera chitez beraa, suave eta gozoa ertengo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Deadar, izu ta golpe gabe, ezpada onez, egun guchian ondo </text:span><text:span text:style-name="T163">esan zan</text:span><text:span text:style-name="T162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Usadio charrai berneac ebaqui, </text:span><text:span text:style-name="T163">esan</text:span><text:span text:style-name="T162"> oi </text:span><text:span text:style-name="T163">da</text:span><text:span text:style-name="T162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Usadio charrai berneac ebaqui, esan oi da; ta alferricaco letra asco utci ta itcez esaten edo aoz </text:span><text:span text:style-name="T163">pronunciatcen dana</text:span><text:span text:style-name="T162"> garbiro escribituaz, obeto ta errazago </text:span>acertatuco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2">du ez berez edo bacarric, baicican vocalaquin batean aoz </text:span><text:span text:style-name="T163">esaten diranac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Alere, asco eguiequi eusquera </text:span><text:span text:style-name="T163">galdu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2">egercicio pisca batequin seguru erdaraz bezala edo aisago euscaraz iracurtcera</text:span><text:span text:style-name="T163"> </text:span><text:span text:style-name="T1">eguingo ce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21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6">Cer icen </text:span><text:span text:style-name="T167">eman</text:span><text:span text:style-name="T168"> oi </text:span><text:span text:style-name="T167">zate</text:span><text:span text:style-name="T168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1">eracusten da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1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1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1">adiraci baditeque</text:span>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1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1">esaten</text:span> ez <text:span text:style-name="T1">dal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6">Beraz onezco damu, edo Contricioarequin confesatzeco prestatzen bada bat, eta Elizara dijoala bidean </text:span><text:span text:style-name="T167">iltzen bada</text:span><text:span text:style-name="T168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69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 table:number-rows-repeated="10477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, 'Times New Roman PS'" style:font-family-generic="roman"/>
    <style:font-face style:name="Times New Roman4" svg:font-family="'Times New Roman'" style:font-adornments="Lodia" style:font-family-generic="roman" style:font-pitch="variable"/>
    <style:font-face style:name="Times New Roman5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22T20:09:10.966000000</dc:date>
    <meta:editing-duration>P1DT13H7M22S</meta:editing-duration>
    <meta:editing-cycles>847</meta:editing-cycles>
    <meta:generator>LibreOffice/7.5.2.2$Windows_X86_64 LibreOffice_project/53bb9681a964705cf672590721dbc85eb4d0c3a2</meta:generator>
    <meta:document-statistic meta:table-count="1" meta:cell-count="9011" meta:object-count="0"/>
  </office:meta>
</office:document-meta>
</file>